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name-asian="Times New Roman3" style:font-size-asian="14pt" style:font-name-complex="Times New Roman3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ru" fo:country="RU" style:font-size-asian="14pt" style:font-size-complex="14pt"/>
    </style:style>
    <style:style style:name="T2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711cm" draw:z-index="0"><draw:image xlink:href="../../odt/images/3040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1">Двухпозиционное реле (</text:span>RESET)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461cm" svg:height="1.829cm" draw:z-index="1"><draw:image xlink:href="../../odt/images/304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является </text:span><text:span text:style-name="T2">с</text:span><text:span text:style-name="T11">убмоделью</text:span>, которая реализует установку состояния <text:span text:style-name="T3">логического нуля</text:span> двухпозиционного реле <text:span text:style-name="T12">(</text:span><text:span text:style-name="T1">S</text:span><text:span text:style-name="T12">R-</text:span><text:span text:style-name="T1">триггера)</text:span><text:span text:style-name="T12">.</text:span> Передача сигнала установки нуля реализуется при помощи блоков <text:span text:style-name="T11">В память</text:span> и <text:span text:style-name="T11">Из памяти,</text:span><text:span text:style-name="T13"> с задержкой на 1 шаг интегрирования.</text:span></text:p>
            <text:p text:style-name="P2"><text:span text:style-name="T14">Для того чтобы посмотреть структуру алгоритма – нажмите правой кнопкой на блок и выберите пункт «Действия» </text:span><text:span text:style-name="T15">→</text:span><text:span text:style-name="T14"> «Войти в субмодель».</text:span></text:p>
            <text:p text:style-name="P2"><text:span text:style-name="T14">Блок используется в паре с блоком </text:span><text:span text:style-name="T16">Двухпозиционное реле (</text:span><text:span text:style-name="T17">SET)</text:span><text:span text:style-name="T18">, </text:span><text:span text:style-name="T19">который устанавливает состояние </text:span><text:span text:style-name="T20">логической единицы</text:span><text:span text:style-name="T19"> двухпозиционного реле. Следует задавать одинаковые имена реле в двух блоках, работающих в паре друг с другом.</text:span> </text:p>
            <text:p text:style-name="P2"><text:span text:style-name="T3">Свойства</text:span>:</text:p>
            <text:list xml:id="list1381979435746013354" text:style-name="L1">
              <text:list-item>
                <text:p text:style-name="P3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ESET)</dc:title>
    <dc:date>2014-12-01T18:45:46.07</dc:date>
    <meta:generator>OpenOffice/4.1.1$Win32 OpenOffice.org_project/411m6$Build-9775</meta:generator>
    <meta:editing-duration>PT2H15M46S</meta:editing-duration>
    <meta:editing-cycles>120</meta:editing-cycles>
    <meta:document-statistic meta:table-count="1" meta:image-count="2" meta:object-count="0" meta:page-count="1" meta:paragraph-count="11" meta:word-count="106" meta:character-count="738"/>
  </office:meta>
</office:document-meta>
</file>